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a94aa" officeooo:paragraph-rsid="000a94aa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a94aa" officeooo:paragraph-rsid="000c1b3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fo:font-weight="bold" officeooo:rsid="00095583" officeooo:paragraph-rsid="00095583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14bb9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95583" officeooo:paragraph-rsid="0009558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95583" officeooo:paragraph-rsid="00095583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095583" officeooo:paragraph-rsid="0009558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a94aa" officeooo:paragraph-rsid="000a94a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94aa" officeooo:paragraph-rsid="000ab3dd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rsid="000dc2f8" officeooo:paragraph-rsid="000dc2f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a94aa" officeooo:paragraph-rsid="000a94a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a94aa" officeooo:paragraph-rsid="0011477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1b39" officeooo:paragraph-rsid="000c1b3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1b39" officeooo:paragraph-rsid="000d2bf6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c1b39" officeooo:paragraph-rsid="000c1b3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0626" officeooo:paragraph-rsid="0010062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477d" officeooo:paragraph-rsid="0011477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d99a" officeooo:paragraph-rsid="0011d99a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095583" officeooo:paragraph-rsid="0014bb9f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officeooo:rsid="00095583" officeooo:paragraph-rsid="00095583" style:font-size-asian="24pt" style:font-size-complex="24pt"/>
    </style:style>
    <style:style style:name="P22" style:family="paragraph" style:parent-style-name="Standard">
      <style:paragraph-properties fo:text-align="center" style:justify-single-word="false"/>
      <style:text-properties fo:font-size="20pt" officeooo:rsid="000c1b39" officeooo:paragraph-rsid="000c1b39" style:font-size-asian="17.5pt" style:font-size-complex="20pt"/>
    </style:style>
    <style:style style:name="P2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2bf6"/>
    </style:style>
    <style:style style:name="T3" style:family="text">
      <style:text-properties style:text-underline-style="none" officeooo:rsid="000ee7f7"/>
    </style:style>
    <style:style style:name="T4" style:family="text">
      <style:text-properties style:text-underline-style="none" officeooo:rsid="0011477d"/>
    </style:style>
    <style:style style:name="T5" style:family="text">
      <style:text-properties style:text-underline-style="none" officeooo:rsid="0011695a"/>
    </style:style>
    <style:style style:name="T6" style:family="text">
      <style:text-properties style:text-underline-style="none" officeooo:rsid="00135151"/>
    </style:style>
    <style:style style:name="T7" style:family="text">
      <style:text-properties style:text-underline-style="none" officeooo:rsid="0014bb9f"/>
    </style:style>
    <style:style style:name="T8" style:family="text">
      <style:text-properties officeooo:rsid="000ab3dd"/>
    </style:style>
    <style:style style:name="T9" style:family="text">
      <style:text-properties officeooo:rsid="00135151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omework 1</text:p>
      <text:p text:style-name="P22">COL 380</text:p>
      <text:p text:style-name="P6">- <text:span text:style-name="T9">Yash Malviya 2016CS50403</text:span></text:p>
      <text:p text:style-name="P7"/>
      <text:p text:style-name="P4">Ans 1.</text:p>
      <text:p text:style-name="P8"/>
      <text:p text:style-name="P9">produceItem control block with<text:span text:style-name="T8"> </text:span>i = P(i)</text:p>
      <text:p text:style-name="P10">consumeItem control block with<text:span text:style-name="T8"> </text:span>i = C(i)</text:p>
      <text:p text:style-name="P8"/>
      <text:p text:style-name="P16"><text:span text:style-name="T1">Instructions corresponding to which section are run in Processing Units</text:span></text:p>
      <text:p text:style-name="P11"><draw:line text:anchor-type="paragraph" draw:z-index="0" draw:name="Shape1" draw:style-name="gr1" draw:text-style-name="P23" svg:x1="6.9835in" svg:y1="0.111in" svg:x2="6.9835in" svg:y2="1.9339in"><text:p/></draw:line><text:s/>time</text:p>
      <text:p text:style-name="P12">SIMD</text:p>
      <text:p text:style-name="P1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P(0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(2)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(1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C(3)</text:p>
          </table:table-cell>
        </table:table-row>
        <table:table-row>
          <table:table-cell table:style-name="Table1.A2" office:value-type="string">
            <text:p text:style-name="P2">C(4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(6)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P(5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P(7)</text:p>
          </table:table-cell>
        </table:table-row>
      </table:table>
      <text:p text:style-name="P12"><text:span text:style-name="T1"/></text:p>
      <text:p text:style-name="P15"><text:span text:style-name="T1">SIMD runs in this way because each processing unit has the same Instruction fetch step. </text:span><text:span text:style-name="T2">Initially, thread 0 and thread 2 execute If part of code which has produceItem(i) while thread 1 and thread 3 wait for else part of instructions to be fetched. Similary for consequtive rows.</text:span></text:p>
      <text:p text:style-name="P12"><text:span text:style-name="T1"/></text:p>
      <text:p text:style-name="P14"><draw:line text:anchor-type="paragraph" draw:z-index="1" draw:name="Shape2" draw:style-name="gr1" draw:text-style-name="P23" svg:x1="6.9728in" svg:y1="0.0752in" svg:x2="6.9728in" svg:y2="1.1587in"><text:p/></draw:line>MIMD<text:span text:style-name="T1"><text:tab/><text:tab/><text:tab/><text:tab/><text:tab/><text:tab/><text:tab/><text:tab/><text:tab/><text:tab/><text:tab/><text:tab/><text:tab/> <text:s text:c="4"/></text:span><text:span text:style-name="T3">time</text:span></text:p>
      <text:p text:style-name="P14"><text:span text:style-name="T1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P(0)</text:p>
          </table:table-cell>
          <table:table-cell table:style-name="Table2.A1" office:value-type="string">
            <text:p text:style-name="P3">C(1)</text:p>
          </table:table-cell>
          <table:table-cell table:style-name="Table2.A1" office:value-type="string">
            <text:p text:style-name="P3">P(2)</text:p>
          </table:table-cell>
          <table:table-cell table:style-name="Table2.D1" office:value-type="string">
            <text:p text:style-name="P3">C(3)</text:p>
          </table:table-cell>
        </table:table-row>
        <table:table-row>
          <table:table-cell table:style-name="Table2.A2" office:value-type="string">
            <text:p text:style-name="P3">C(4)</text:p>
          </table:table-cell>
          <table:table-cell table:style-name="Table2.A2" office:value-type="string">
            <text:p text:style-name="P3">P(5)</text:p>
          </table:table-cell>
          <table:table-cell table:style-name="Table2.A2" office:value-type="string">
            <text:p text:style-name="P3">C(6)</text:p>
          </table:table-cell>
          <table:table-cell table:style-name="Table2.D2" office:value-type="string">
            <text:p text:style-name="P3">P(7)</text:p>
          </table:table-cell>
        </table:table-row>
      </table:table>
      <text:p text:style-name="P14"><text:span text:style-name="T1"/></text:p>
      <text:p text:style-name="P14"><text:span text:style-name="T1">MIMD can have different instructions run parallely and no two thread require the same buffer space. Therefore thread run completely independently (MIMD can be considered as </text:span><text:span text:style-name="T2">muliple SIMDs. Here we can have 2 SIMDs to perform this task same way as our MIMD)</text:span></text:p>
      <text:p text:style-name="P14"><text:span text:style-name="T1"/></text:p>
      <text:p text:style-name="P17">Peak Performance</text:p>
      <text:p text:style-name="P17"><text:span text:style-name="T1"/></text:p>
      <text:p text:style-name="P18"><text:span text:style-name="T1">MIMD: </text:span></text:p>
      <text:p text:style-name="P13"><text:span text:style-name="T1">produceItem: </text:span><text:span text:style-name="T4">18ns (normal instructions) + 1+1%of100ns (read) + 100 ns (write) </text:span><text:span text:style-name="T5">= 110ns</text:span></text:p>
      <text:p text:style-name="P13"><text:span text:style-name="T1">consumeItem: </text:span><text:span text:style-name="T4">23ns (normal instruction) + 1+1%of100ns (read) + 100ns (write) </text:span><text:span text:style-name="T5">= 115ns</text:span></text:p>
      <text:p text:style-name="P13"><text:span text:style-name="T5"/></text:p>
      <text:p text:style-name="P19"><text:span text:style-name="T5">I</text:span><text:span text:style-name="T1">nstruction executed in this time for the complete system: 20+25 = <text:s/></text:span><text:span text:style-name="T6">45</text:span></text:p>
      <text:p text:style-name="P19"><text:span text:style-name="T1">Peak Performance = </text:span><text:span text:style-name="T6">45</text:span><text:span text:style-name="T1">/225ns = </text:span><text:span text:style-name="T6">2</text:span><text:span text:style-name="T1">00 MFLOPS</text:span></text:p>
      <text:p text:style-name="P19"><text:span text:style-name="T1"/></text:p>
      <text:p text:style-name="P19"><text:span text:style-name="T1">SIMD:</text:span></text:p>
      <text:p text:style-name="P19"><text:span text:style-name="T1">Its peak (</text:span><text:span text:style-name="T6">1</text:span><text:span text:style-name="T1">00 MFLOPS) will be half of the peak performance of MIMD. </text:span><text:span text:style-name="T6">This is because SIMD executes same number of instruction in double the time.</text:span></text:p>
      <text:p text:style-name="P19"><text:span text:style-name="T6"/></text:p>
      <text:p text:style-name="P5"><text:soft-page-break/><text:span text:style-name="T6">Ans </text:span><text:span text:style-name="T7">2</text:span><text:span text:style-name="T6">. </text:span></text:p>
      <text:p text:style-name="P20"><text:span text:style-name="T6"/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6:17:43.139566617</meta:creation-date>
    <meta:generator>LibreOffice/6.0.7.3.0$Linux_X86_64 LibreOffice_project/00m0$Build-3</meta:generator>
    <dc:date>2019-01-24T16:39:23.399002576</dc:date>
    <meta:editing-duration>PT54M27S</meta:editing-duration>
    <meta:editing-cycles>12</meta:editing-cycles>
    <meta:document-statistic meta:table-count="2" meta:image-count="0" meta:object-count="0" meta:page-count="2" meta:paragraph-count="37" meta:word-count="221" meta:character-count="1286" meta:non-whitespace-character-count="1081"/>
  </office:meta>
</office:document-meta>
</file>